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Heading_20_2">
      <style:text-properties style:font-name="Lato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orizontal_20_Line">
      <style:text-properties style:font-name="Arial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paragraph-properties fo:break-before="page"/>
      <style:text-properties style:font-name="Arial"/>
    </style:style>
    <style:style style:name="P7" style:family="paragraph" style:parent-style-name="Title">
      <style:text-properties officeooo:rsid="0000c04d" officeooo:paragraph-rsid="0000c04d"/>
    </style:style>
    <style:style style:name="P8" style:family="paragraph" style:parent-style-name="Title">
      <style:text-properties style:font-name="Arial" officeooo:rsid="0000c04d" officeooo:paragraph-rsid="0000c04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/>
      <text:p text:style-name="Title">Udemy </text:p>
      <text:p text:style-name="P4"/>
      <text:p text:style-name="Subtitle">Unity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">Índice</text:p>
          </text:index-title>
        </text:index-body>
      </text:table-of-content>
      <text:p text:style-name="P5"/>
      <text:h text:style-name="P3" text:outline-level="2">Unity</text:h>
      <text:h text:style-name="P2" text:outline-level="2">Intro</text:h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Arial" fo:font-family="Arial" style:font-family-generic="swiss" style:font-pitch="variable"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ato" fo:font-family="Lato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7-28T14:31:30.536000000</dc:date>
    <meta:editing-duration>PT5M51S</meta:editing-duration>
    <meta:editing-cycles>1</meta:editing-cycles>
    <meta:document-statistic meta:table-count="0" meta:image-count="0" meta:object-count="0" meta:page-count="4" meta:paragraph-count="5" meta:word-count="5" meta:character-count="27" meta:non-whitespace-character-count="26"/>
  </office:meta>
</office:document-meta>
</file>